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2.7098in" svg:y="3.2524in">
            <draw:object draw:notify-on-update-of-ranges="Sheet1.A6:Sheet1.A14 Sheet1.E5:Sheet1.E5 Sheet1.E6:Sheet1.E14 Sheet1.N6:Sheet1.N14 Sheet1.P6:Sheet1.P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lta 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Waw</text:p>
          </table:table-cell>
          <table:table-cell office:value-type="string" calcext:value-type="string">
            <text:p>Wiw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elta 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-20000" calcext:value-type="float">
            <text:p>-20000</text:p>
          </table:table-cell>
          <table:table-cell office:value-type="float" office:value="8.31445" calcext:value-type="float">
            <text:p>8.31445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office:value-type="float" office:value="-20000" calcext:value-type="float">
            <text:p>-20000</text:p>
          </table:table-cell>
          <table:table-cell office:value-type="float" office:value="8.31445" calcext:value-type="float">
            <text:p>8.314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nK</text:p>
          </table:table-cell>
          <table:table-cell table:style-name="ce1" office:value-type="string" calcext:value-type="string">
            <text:p>X_int_min</text:p>
          </table:table-cell>
          <table:table-cell table:style-name="ce1" office:value-type="string" calcext:value-type="string">
            <text:p>X_int_max</text:p>
          </table:table-cell>
          <table:table-cell table:style-name="ce1" office:value-type="string" calcext:value-type="string">
            <text:p>X_int</text:p>
          </table:table-cell>
          <table:table-cell office:value-type="string" calcext:value-type="string">
            <text:p>X_H2O</text:p>
          </table:table-cell>
          <table:table-cell office:value-type="string" calcext:value-type="string">
            <text:p>X_anh</text:p>
          </table:table-cell>
          <table:table-cell office:value-type="string" calcext:value-type="string">
            <text:p>Rtlna</text:p>
          </table:table-cell>
          <table:table-cell office:value-type="string" calcext:value-type="string">
            <text:p>Rtlni</text:p>
          </table:table-cell>
          <table:table-cell office:value-type="string" calcext:value-type="string">
            <text:p>Rtlnw</text:p>
          </table:table-cell>
          <table:table-cell office:value-type="string" calcext:value-type="string">
            <text:p>nonideal</text:p>
          </table:table-cell>
          <table:table-cell office:value-type="string" calcext:value-type="string">
            <text:p>lnKre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nK</text:p>
          </table:table-cell>
          <table:table-cell table:style-name="ce1" office:value-type="string" calcext:value-type="string">
            <text:p>X_int</text:p>
          </table:table-cell>
          <table:table-cell office:value-type="string" calcext:value-type="string">
            <text:p>X_H2O</text:p>
          </table:table-cell>
          <table:table-cell office:value-type="string" calcext:value-type="string">
            <text:p>X_anh</text:p>
          </table:table-cell>
          <table:table-cell office:value-type="string" calcext:value-type="string">
            <text:p>lnK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6]&lt;[.F$2]/([.F$2]+1);[.A6]/((1-[.A6])*[.F$2]);(1-[.A6])/((1-[.F$2]*(1-[.A6]))))" office:value-type="float" office:value="0.125" calcext:value-type="float">
            <text:p>0.125</text:p>
          </table:table-cell>
          <table:table-cell office:value-type="float" office:value="0.0706368954237048" calcext:value-type="float">
            <text:p>0.0706368954</text:p>
          </table:table-cell>
          <table:table-cell table:formula="of:=[.A6]+[.F$2]*[.E6]*([.A6]-1)" office:value-type="float" office:value="0.0869809673220723" calcext:value-type="float">
            <text:p>0.0869809673</text:p>
          </table:table-cell>
          <table:table-cell table:formula="of:=1-[.E6]-[.F6]" office:value-type="float" office:value="0.842382137254223" calcext:value-type="float">
            <text:p>0.8423821373</text:p>
          </table:table-cell>
          <table:table-cell table:formula="of:=(1-[.G6])*[.F6]*[.H$2] + (1-[.G6])*[.E6]*[.G$2] - [.F6]*[.E6]*[.I$2]" office:value-type="float" office:value="0" calcext:value-type="float">
            <text:p>0</text:p>
          </table:table-cell>
          <table:table-cell table:formula="of:=[.G6]*(1-[.F6])*[.H$2] + [.G6]*[.E6]*[.G$2] + (1-[.F6])*[.E6]*[.I$2]" office:value-type="float" office:value="0" calcext:value-type="float">
            <text:p>0</text:p>
          </table:table-cell>
          <table:table-cell table:formula="of:=-[.G6]*[.F6]*[.H$2] + [.G6]*(1-[.E6])*[.G$2] + [.F6]*(1-[.E6])*[.I$2]" office:value-type="float" office:value="0" calcext:value-type="float">
            <text:p>0</text:p>
          </table:table-cell>
          <table:table-cell table:formula="of:=([.I6]-[.H6]-[.F$2]*[.J6])/([.B$2]*[.C$2])" office:value-type="float" office:value="0" calcext:value-type="float">
            <text:p>0</text:p>
          </table:table-cell>
          <table:table-cell table:formula="of:=([.B6]+[.K6])-LN([.E6]/([.G6]*[.F6]^[.F$2]))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215" calcext:value-type="float">
            <text:p>0.215</text:p>
          </table:table-cell>
          <table:table-cell table:formula="of:=[.N6]+[.Q$2]*[.P6]*([.N6]-1)" office:value-type="float" office:value="0.028" calcext:value-type="float">
            <text:p>0.028</text:p>
          </table:table-cell>
          <table:table-cell table:formula="of:=1-[.P6]-[.Q6]" office:value-type="float" office:value="0.757" calcext:value-type="float">
            <text:p>0.757</text:p>
          </table:table-cell>
          <table:table-cell table:formula="of:=[.O6]-LN([.P6]/([.R6]*[.Q6]^[.Q$2]))" office:value-type="float" office:value="0.0886252079055314" calcext:value-type="float">
            <text:p>0.08862520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7]&lt;[.F$2]/([.F$2]+1);[.A7]/((1-[.A7])*[.F$2]);(1-[.A7])/((1-[.F$2]*(1-[.A7]))))" office:value-type="float" office:value="0.214285714285714" calcext:value-type="float">
            <text:p>0.2142857143</text:p>
          </table:table-cell>
          <table:table-cell office:value-type="float" office:value="0.126278078416642" calcext:value-type="float">
            <text:p>0.1262780784</text:p>
          </table:table-cell>
          <table:table-cell table:formula="of:=[.A7]+[.F$2]*[.E7]*([.A7]-1)" office:value-type="float" office:value="0.123210690216702" calcext:value-type="float">
            <text:p>0.1232106902</text:p>
          </table:table-cell>
          <table:table-cell table:formula="of:=1-[.E7]-[.F7]" office:value-type="float" office:value="0.750511231366657" calcext:value-type="float">
            <text:p>0.7505112314</text:p>
          </table:table-cell>
          <table:table-cell table:formula="of:=(1-[.G7])*[.F7]*[.H$2] + (1-[.G7])*[.E7]*[.G$2] - [.F7]*[.E7]*[.I$2]" office:value-type="float" office:value="0" calcext:value-type="float">
            <text:p>0</text:p>
          </table:table-cell>
          <table:table-cell table:formula="of:=[.G7]*(1-[.F7])*[.H$2] + [.G7]*[.E7]*[.G$2] + (1-[.F7])*[.E7]*[.I$2]" office:value-type="float" office:value="0" calcext:value-type="float">
            <text:p>0</text:p>
          </table:table-cell>
          <table:table-cell table:formula="of:=-[.G7]*[.F7]*[.H$2] + [.G7]*(1-[.E7])*[.G$2] + [.F7]*(1-[.E7])*[.I$2]" office:value-type="float" office:value="0" calcext:value-type="float">
            <text:p>0</text:p>
          </table:table-cell>
          <table:table-cell table:formula="of:=([.I7]-[.H7]-[.F$2]*[.J7])/([.B$2]*[.C$2])" office:value-type="float" office:value="0" calcext:value-type="float">
            <text:p>0</text:p>
          </table:table-cell>
          <table:table-cell table:formula="of:=([.B7]+[.K7])-LN([.E7]/([.G7]*[.F7]^[.F$2]))"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35" calcext:value-type="float">
            <text:p>0.35</text:p>
          </table:table-cell>
          <table:table-cell table:formula="of:=[.N7]+[.Q$2]*[.P7]*([.N7]-1)" office:value-type="float" office:value="0.055" calcext:value-type="float">
            <text:p>0.055</text:p>
          </table:table-cell>
          <table:table-cell table:formula="of:=1-[.P7]-[.Q7]" office:value-type="float" office:value="0.595" calcext:value-type="float">
            <text:p>0.595</text:p>
          </table:table-cell>
          <table:table-cell table:formula="of:=[.O7]-LN([.P7]/([.R7]*[.Q7]^[.Q$2]))" office:value-type="float" office:value="0.0356569087151835" calcext:value-type="float">
            <text:p>0.035656908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8]&lt;[.F$2]/([.F$2]+1);[.A8]/((1-[.A8])*[.F$2]);(1-[.A8])/((1-[.F$2]*(1-[.A8]))))" office:value-type="float" office:value="0.333333333333333" calcext:value-type="float">
            <text:p>0.3333333333</text:p>
          </table:table-cell>
          <table:table-cell office:value-type="float" office:value="0.195042577333003" calcext:value-type="float">
            <text:p>0.1950425773</text:p>
          </table:table-cell>
          <table:table-cell table:formula="of:=[.A8]+[.F$2]*[.E8]*([.A8]-1)" office:value-type="float" office:value="0.165948907200396" calcext:value-type="float">
            <text:p>0.1659489072</text:p>
          </table:table-cell>
          <table:table-cell table:formula="of:=1-[.E8]-[.F8]" office:value-type="float" office:value="0.639008515466601" calcext:value-type="float">
            <text:p>0.6390085155</text:p>
          </table:table-cell>
          <table:table-cell table:formula="of:=(1-[.G8])*[.F8]*[.H$2] + (1-[.G8])*[.E8]*[.G$2] - [.F8]*[.E8]*[.I$2]" office:value-type="float" office:value="0" calcext:value-type="float">
            <text:p>0</text:p>
          </table:table-cell>
          <table:table-cell table:formula="of:=[.G8]*(1-[.F8])*[.H$2] + [.G8]*[.E8]*[.G$2] + (1-[.F8])*[.E8]*[.I$2]" office:value-type="float" office:value="0" calcext:value-type="float">
            <text:p>0</text:p>
          </table:table-cell>
          <table:table-cell table:formula="of:=-[.G8]*[.F8]*[.H$2] + [.G8]*(1-[.E8])*[.G$2] + [.F8]*(1-[.E8])*[.I$2]" office:value-type="float" office:value="0" calcext:value-type="float">
            <text:p>0</text:p>
          </table:table-cell>
          <table:table-cell table:formula="of:=([.I8]-[.H8]-[.F$2]*[.J8])/([.B$2]*[.C$2])" office:value-type="float" office:value="0" calcext:value-type="float">
            <text:p>0</text:p>
          </table:table-cell>
          <table:table-cell table:formula="of:=([.B8]+[.K8])-LN([.E8]/([.G8]*[.F8]^[.F$2]))"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49" calcext:value-type="float">
            <text:p>0.49</text:p>
          </table:table-cell>
          <table:table-cell table:formula="of:=[.N8]+[.Q$2]*[.P8]*([.N8]-1)" office:value-type="float" office:value="0.106" calcext:value-type="float">
            <text:p>0.106</text:p>
          </table:table-cell>
          <table:table-cell table:formula="of:=1-[.P8]-[.Q8]" office:value-type="float" office:value="0.404" calcext:value-type="float">
            <text:p>0.404</text:p>
          </table:table-cell>
          <table:table-cell table:formula="of:=[.O8]-LN([.P8]/([.R8]*[.Q8]^[.Q$2]))" office:value-type="float" office:value="-0.0318559466109134" calcext:value-type="float">
            <text:p>-0.03185594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9]&lt;[.F$2]/([.F$2]+1);[.A9]/((1-[.A9])*[.F$2]);(1-[.A9])/((1-[.F$2]*(1-[.A9]))))" office:value-type="float" office:value="0.5" calcext:value-type="float">
            <text:p>0.5</text:p>
          </table:table-cell>
          <table:table-cell office:value-type="float" office:value="0.276592333242374" calcext:value-type="float">
            <text:p>0.2765923332</text:p>
          </table:table-cell>
          <table:table-cell table:formula="of:=[.A9]+[.F$2]*[.E9]*([.A9]-1)" office:value-type="float" office:value="0.223407666757626" calcext:value-type="float">
            <text:p>0.2234076668</text:p>
          </table:table-cell>
          <table:table-cell table:formula="of:=1-[.E9]-[.F9]" office:value-type="float" office:value="0.5" calcext:value-type="float">
            <text:p>0.5</text:p>
          </table:table-cell>
          <table:table-cell table:formula="of:=(1-[.G9])*[.F9]*[.H$2] + (1-[.G9])*[.E9]*[.G$2] - [.F9]*[.E9]*[.I$2]" office:value-type="float" office:value="0" calcext:value-type="float">
            <text:p>0</text:p>
          </table:table-cell>
          <table:table-cell table:formula="of:=[.G9]*(1-[.F9])*[.H$2] + [.G9]*[.E9]*[.G$2] + (1-[.F9])*[.E9]*[.I$2]" office:value-type="float" office:value="0" calcext:value-type="float">
            <text:p>0</text:p>
          </table:table-cell>
          <table:table-cell table:formula="of:=-[.G9]*[.F9]*[.H$2] + [.G9]*(1-[.E9])*[.G$2] + [.F9]*(1-[.E9])*[.I$2]" office:value-type="float" office:value="0" calcext:value-type="float">
            <text:p>0</text:p>
          </table:table-cell>
          <table:table-cell table:formula="of:=([.I9]-[.H9]-[.F$2]*[.J9])/([.B$2]*[.C$2])" office:value-type="float" office:value="0" calcext:value-type="float">
            <text:p>0</text:p>
          </table:table-cell>
          <table:table-cell table:formula="of:=([.B9]+[.K9])-LN([.E9]/([.G9]*[.F9]^[.F$2]))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55" calcext:value-type="float">
            <text:p>0.55</text:p>
          </table:table-cell>
          <table:table-cell table:formula="of:=[.N9]+[.Q$2]*[.P9]*([.N9]-1)" office:value-type="float" office:value="0.225" calcext:value-type="float">
            <text:p>0.225</text:p>
          </table:table-cell>
          <table:table-cell table:formula="of:=1-[.P9]-[.Q9]" office:value-type="float" office:value="0.225" calcext:value-type="float">
            <text:p>0.225</text:p>
          </table:table-cell>
          <table:table-cell table:formula="of:=[.O9]-LN([.P9]/([.R9]*[.Q9]^[.Q$2]))" office:value-type="float" office:value="0.0199779986028648" calcext:value-type="float">
            <text:p>0.01997799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10]&lt;[.F$2]/([.F$2]+1);[.A10]/((1-[.A10])*[.F$2]);(1-[.A10])/((1-[.F$2]*(1-[.A10]))))"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table:formula="of:=[.A10]+[.F$2]*[.E10]*([.A10]-1)" office:value-type="float" office:value="0.32" calcext:value-type="float">
            <text:p>0.32</text:p>
          </table:table-cell>
          <table:table-cell table:formula="of:=1-[.E10]-[.F10]" office:value-type="float" office:value="0.33" calcext:value-type="float">
            <text:p>0.33</text:p>
          </table:table-cell>
          <table:table-cell table:formula="of:=(1-[.G10])*[.F10]*[.H$2] + (1-[.G10])*[.E10]*[.G$2] - [.F10]*[.E10]*[.I$2]" office:value-type="float" office:value="0" calcext:value-type="float">
            <text:p>0</text:p>
          </table:table-cell>
          <table:table-cell table:formula="of:=[.G10]*(1-[.F10])*[.H$2] + [.G10]*[.E10]*[.G$2] + (1-[.F10])*[.E10]*[.I$2]" office:value-type="float" office:value="0" calcext:value-type="float">
            <text:p>0</text:p>
          </table:table-cell>
          <table:table-cell table:formula="of:=-[.G10]*[.F10]*[.H$2] + [.G10]*(1-[.E10])*[.G$2] + [.F10]*(1-[.E10])*[.I$2]" office:value-type="float" office:value="0" calcext:value-type="float">
            <text:p>0</text:p>
          </table:table-cell>
          <table:table-cell table:formula="of:=([.I10]-[.H10]-[.F$2]*[.J10])/([.B$2]*[.C$2])" office:value-type="float" office:value="0" calcext:value-type="float">
            <text:p>0</text:p>
          </table:table-cell>
          <table:table-cell table:formula="of:=([.B10]+[.K10])-LN([.E10]/([.G10]*[.F10]^[.F$2]))" office:value-type="float" office:value="0.0677416850030155" calcext:value-type="float">
            <text:p>0.06774168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49" calcext:value-type="float">
            <text:p>0.49</text:p>
          </table:table-cell>
          <table:table-cell table:formula="of:=[.N10]+[.Q$2]*[.P10]*([.N10]-1)" office:value-type="float" office:value="0.404" calcext:value-type="float">
            <text:p>0.404</text:p>
          </table:table-cell>
          <table:table-cell table:formula="of:=1-[.P10]-[.Q10]" office:value-type="float" office:value="0.106" calcext:value-type="float">
            <text:p>0.106</text:p>
          </table:table-cell>
          <table:table-cell table:formula="of:=[.O10]-LN([.P10]/([.R10]*[.Q10]^[.Q$2]))" office:value-type="float" office:value="-0.0318559466109147" calcext:value-type="float">
            <text:p>-0.0318559466</text:p>
          </table:table-cell>
        </table:table-row>
        <table:table-row table:style-name="ro1">
          <table:table-cell office:value-type="float" office:value="0.66666" calcext:value-type="float">
            <text:p>0.66666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11]&lt;[.F$2]/([.F$2]+1);[.A11]/((1-[.A11])*[.F$2]);(1-[.A11])/((1-[.F$2]*(1-[.A11]))))" office:value-type="float" office:value="0.999970000599988" calcext:value-type="float">
            <text:p>0.9999700006</text:p>
          </table:table-cell>
          <table:table-cell table:number-columns-repeated="15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12]&lt;[.F$2]/([.F$2]+1);[.A12]/((1-[.A12])*[.F$2]);(1-[.A12])/((1-[.F$2]*(1-[.A12]))))" office:value-type="float" office:value="0.75" calcext:value-type="float">
            <text:p>0.75</text:p>
          </table:table-cell>
          <table:table-cell office:value-type="float" office:value="0.38" calcext:value-type="float">
            <text:p>0.38</text:p>
          </table:table-cell>
          <table:table-cell table:formula="of:=[.A12]+[.F$2]*[.E12]*([.A12]-1)" office:value-type="float" office:value="0.472" calcext:value-type="float">
            <text:p>0.472</text:p>
          </table:table-cell>
          <table:table-cell table:formula="of:=1-[.E12]-[.F12]" office:value-type="float" office:value="0.148" calcext:value-type="float">
            <text:p>0.148</text:p>
          </table:table-cell>
          <table:table-cell table:formula="of:=(1-[.G12])*[.F12]*[.H$2] + (1-[.G12])*[.E12]*[.G$2] - [.F12]*[.E12]*[.I$2]" office:value-type="float" office:value="0" calcext:value-type="float">
            <text:p>0</text:p>
          </table:table-cell>
          <table:table-cell table:formula="of:=[.G12]*(1-[.F12])*[.H$2] + [.G12]*[.E12]*[.G$2] + (1-[.F12])*[.E12]*[.I$2]" office:value-type="float" office:value="0" calcext:value-type="float">
            <text:p>0</text:p>
          </table:table-cell>
          <table:table-cell table:formula="of:=-[.G12]*[.F12]*[.H$2] + [.G12]*(1-[.E12])*[.G$2] + [.F12]*(1-[.E12])*[.I$2]" office:value-type="float" office:value="0" calcext:value-type="float">
            <text:p>0</text:p>
          </table:table-cell>
          <table:table-cell table:formula="of:=([.I12]-[.H12]-[.F$2]*[.J12])/([.B$2]*[.C$2])" office:value-type="float" office:value="0" calcext:value-type="float">
            <text:p>0</text:p>
          </table:table-cell>
          <table:table-cell table:formula="of:=([.B12]+[.K12])-LN([.E12]/([.G12]*[.F12]^[.F$2]))" office:value-type="float" office:value="-0.0390608143468016" calcext:value-type="float">
            <text:p>-0.0390608143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35" calcext:value-type="float">
            <text:p>0.35</text:p>
          </table:table-cell>
          <table:table-cell table:formula="of:=[.N12]+[.Q$2]*[.P12]*([.N12]-1)" office:value-type="float" office:value="0.595" calcext:value-type="float">
            <text:p>0.595</text:p>
          </table:table-cell>
          <table:table-cell table:formula="of:=1-[.P12]-[.Q12]" office:value-type="float" office:value="0.0549999999999998" calcext:value-type="float">
            <text:p>0.055</text:p>
          </table:table-cell>
          <table:table-cell table:formula="of:=[.O12]-LN([.P12]/([.R12]*[.Q12]^[.Q$2]))" office:value-type="float" office:value="0.0356569087151795" calcext:value-type="float">
            <text:p>0.035656908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13]&lt;[.F$2]/([.F$2]+1);[.A13]/((1-[.A13])*[.F$2]);(1-[.A13])/((1-[.F$2]*(1-[.A13]))))" office:value-type="float" office:value="0.333333333333333" calcext:value-type="float">
            <text:p>0.3333333333</text:p>
          </table:table-cell>
          <table:table-cell office:value-type="float" office:value="0.255" calcext:value-type="float">
            <text:p>0.255</text:p>
          </table:table-cell>
          <table:table-cell table:formula="of:=[.A13]+[.F$2]*[.E13]*([.A13]-1)" office:value-type="float" office:value="0.698" calcext:value-type="float">
            <text:p>0.698</text:p>
          </table:table-cell>
          <table:table-cell table:formula="of:=1-[.E13]-[.F13]" office:value-type="float" office:value="0.0469999999999999" calcext:value-type="float">
            <text:p>0.047</text:p>
          </table:table-cell>
          <table:table-cell table:formula="of:=(1-[.G13])*[.F13]*[.H$2] + (1-[.G13])*[.E13]*[.G$2] - [.F13]*[.E13]*[.I$2]" office:value-type="float" office:value="0" calcext:value-type="float">
            <text:p>0</text:p>
          </table:table-cell>
          <table:table-cell table:formula="of:=[.G13]*(1-[.F13])*[.H$2] + [.G13]*[.E13]*[.G$2] + (1-[.F13])*[.E13]*[.I$2]" office:value-type="float" office:value="0" calcext:value-type="float">
            <text:p>0</text:p>
          </table:table-cell>
          <table:table-cell table:formula="of:=-[.G13]*[.F13]*[.H$2] + [.G13]*(1-[.E13])*[.G$2] + [.F13]*(1-[.E13])*[.I$2]" office:value-type="float" office:value="0" calcext:value-type="float">
            <text:p>0</text:p>
          </table:table-cell>
          <table:table-cell table:formula="of:=([.I13]-[.H13]-[.F$2]*[.J13])/([.B$2]*[.C$2])" office:value-type="float" office:value="0" calcext:value-type="float">
            <text:p>0</text:p>
          </table:table-cell>
          <table:table-cell table:formula="of:=([.B13]+[.K13])-LN([.E13]/([.G13]*[.F13]^[.F$2]))" office:value-type="float" office:value="-0.00473754448521957" calcext:value-type="float">
            <text:p>-0.0047375445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215" calcext:value-type="float">
            <text:p>0.215</text:p>
          </table:table-cell>
          <table:table-cell table:formula="of:=[.N13]+[.Q$2]*[.P13]*([.N13]-1)" office:value-type="float" office:value="0.757" calcext:value-type="float">
            <text:p>0.757</text:p>
          </table:table-cell>
          <table:table-cell table:formula="of:=1-[.P13]-[.Q13]" office:value-type="float" office:value="0.028" calcext:value-type="float">
            <text:p>0.028</text:p>
          </table:table-cell>
          <table:table-cell table:formula="of:=[.O13]-LN([.P13]/([.R13]*[.Q13]^[.Q$2]))" office:value-type="float" office:value="0.0886252079055323" calcext:value-type="float">
            <text:p>0.088625207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(-[.A$2]/([.B$2]*[.C$2]))" office:value-type="float" office:value="2.40545075140268" calcext:value-type="float">
            <text:p>2.4054507514</text:p>
          </table:table-cell>
          <table:table-cell office:value-type="float" office:value="0" calcext:value-type="float">
            <text:p>0</text:p>
          </table:table-cell>
          <table:table-cell table:formula="of:=IF([.A14]&lt;[.F$2]/([.F$2]+1);[.A14]/((1-[.A14])*[.F$2]);(1-[.A14])/((1-[.F$2]*(1-[.A14]))))" office:value-type="float" office:value="0.125" calcext:value-type="float">
            <text:p>0.125</text:p>
          </table:table-cell>
          <table:table-cell office:value-type="float" office:value="0.11" calcext:value-type="float">
            <text:p>0.11</text:p>
          </table:table-cell>
          <table:table-cell table:formula="of:=[.A14]+[.F$2]*[.E14]*([.A14]-1)" office:value-type="float" office:value="0.878" calcext:value-type="float">
            <text:p>0.878</text:p>
          </table:table-cell>
          <table:table-cell table:formula="of:=1-[.E14]-[.F14]" office:value-type="float" office:value="0.012" calcext:value-type="float">
            <text:p>0.012</text:p>
          </table:table-cell>
          <table:table-cell table:formula="of:=(1-[.G14])*[.F14]*[.H$2] + (1-[.G14])*[.E14]*[.G$2] - [.F14]*[.E14]*[.I$2]" office:value-type="float" office:value="0" calcext:value-type="float">
            <text:p>0</text:p>
          </table:table-cell>
          <table:table-cell table:formula="of:=[.G14]*(1-[.F14])*[.H$2] + [.G14]*[.E14]*[.G$2] + (1-[.F14])*[.E14]*[.I$2]" office:value-type="float" office:value="0" calcext:value-type="float">
            <text:p>0</text:p>
          </table:table-cell>
          <table:table-cell table:formula="of:=-[.G14]*[.F14]*[.H$2] + [.G14]*(1-[.E14])*[.G$2] + [.F14]*(1-[.E14])*[.I$2]" office:value-type="float" office:value="0" calcext:value-type="float">
            <text:p>0</text:p>
          </table:table-cell>
          <table:table-cell table:formula="of:=([.I14]-[.H14]-[.F$2]*[.J14])/([.B$2]*[.C$2])" office:value-type="float" office:value="0" calcext:value-type="float">
            <text:p>0</text:p>
          </table:table-cell>
          <table:table-cell table:formula="of:=([.B14]+[.K14])-LN([.E14]/([.G14]*[.F14]^[.F$2]))" office:value-type="float" office:value="-0.0703403352957772" calcext:value-type="float">
            <text:p>-0.0703403353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(-[.N$2]/([.O$2]*[.P$2]))" office:value-type="float" office:value="2.40545075140268" calcext:value-type="float">
            <text:p>2.4054507514</text:p>
          </table:table-cell>
          <table:table-cell office:value-type="float" office:value="0.1" calcext:value-type="float">
            <text:p>0.1</text:p>
          </table:table-cell>
          <table:table-cell table:formula="of:=[.N14]+[.Q$2]*[.P14]*([.N14]-1)" office:value-type="float" office:value="0.89" calcext:value-type="float">
            <text:p>0.89</text:p>
          </table:table-cell>
          <table:table-cell table:formula="of:=1-[.P14]-[.Q14]" office:value-type="float" office:value="0.01" calcext:value-type="float">
            <text:p>0.01</text:p>
          </table:table-cell>
          <table:table-cell table:formula="of:=[.O14]-LN([.P14]/([.R14]*[.Q14]^[.Q$2]))" office:value-type="float" office:value="-0.0136681578473179" calcext:value-type="float">
            <text:p>-0.0136681578</text:p>
          </table:table-cell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4:06:34.722835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Myhill</meta:initial-creator>
    <meta:creation-date>2015-06-30T13:25:19.381174525</meta:creation-date>
    <dc:date>2015-07-01T20:24:41.151731732</dc:date>
    <dc:creator>Bob Myhill</dc:creator>
    <meta:editing-duration>PT15M1S</meta:editing-duration>
    <meta:editing-cycles>3</meta:editing-cycles>
    <meta:generator>LibreOffice/4.2.8.2$Linux_x86 LibreOffice_project/420m0$Build-2</meta:generator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3.954cm" style:legend-expansion="high" chart:style-name="ch2"/>
        <chart:plot-area chart:style-name="ch3" table:cell-range-address="Sheet1.A6:Sheet1.A14 Sheet1.E5:Sheet1.E14 Sheet1.P6:Sheet1.P14" chart:data-source-has-labels="row" svg:x="0.319cm" svg:y="0.18cm" svg:width="13.097cm" svg:height="8.645cm">
          <chartooo:coordinate-region svg:x="1.046cm" svg:y="0.38cm" svg:width="12.27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14" chart:label-cell-address="Sheet1.E5:Sheet1.E5" chart:class="chart:scatter">
            <chart:domain table:cell-range-address="Sheet1.A6:Sheet1.A14"/>
            <chart:data-point chart:repeated="9"/>
          </chart:series>
          <chart:series chart:style-name="ch7" chart:values-cell-range-address="Sheet1.P6:Sheet1.P14" chart:class="chart:scatter">
            <chart:domain table:cell-range-address="Sheet1.N6:Sheet1.N14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_int</text:p>
                <draw:g>
                  <svg:desc>Sheet1.E5:Sheet1.E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6:Sheet1.A14</svg:desc>
                </draw:g>
              </table:table-cell>
              <table:table-cell office:value-type="float" office:value="0.0706368954237048">
                <text:p>0.0706368954237048</text:p>
                <draw:g>
                  <svg:desc>Sheet1.E6:Sheet1.E14</svg:desc>
                </draw:g>
              </table:table-cell>
              <table:table-cell office:value-type="float" office:value="0.2">
                <text:p>0.2</text:p>
                <draw:g>
                  <svg:desc>Sheet1.N6:Sheet1.N14</svg:desc>
                </draw:g>
              </table:table-cell>
              <table:table-cell office:value-type="float" office:value="0.215">
                <text:p>0.215</text:p>
                <draw:g>
                  <svg:desc>Sheet1.P6:Sheet1.P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126278078416642">
                <text:p>0.126278078416642</text:p>
              </table:table-cell>
              <table:table-cell office:value-type="float" office:value="0.3">
                <text:p>0.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195042577333003">
                <text:p>0.195042577333003</text:p>
              </table:table-cell>
              <table:table-cell office:value-type="float" office:value="0.4">
                <text:p>0.4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276592333242374">
                <text:p>0.276592333242374</text:p>
              </table:table-cell>
              <table:table-cell office:value-type="float" office:value="0.5">
                <text:p>0.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35">
                <text:p>0.35</text:p>
              </table:table-cell>
              <table:table-cell office:value-type="float" office:value="0.6">
                <text:p>0.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666">
                <text:p>0.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  <table:table-cell office:value-type="float" office:value="0.7">
                <text:p>0.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255">
                <text:p>0.255</text:p>
              </table:table-cell>
              <table:table-cell office:value-type="float" office:value="0.8">
                <text:p>0.8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11">
                <text:p>0.11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